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 style:list-style-name="L5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9673452" text:style-name="L1">
        <text:list-item>
          <text:p text:style-name="P6">Comment l’informatique permet-elle de sécuriser les transactions des cryptomonaies ? </text:p>
        </text:list-item>
        <text:list-item>
          <text:p text:style-name="P6">Qu’est-ce qui fait qu’une voiture est autonome ? </text:p>
        </text:list-item>
        <text:list-item>
          <text:p text:style-name="P6">Comment les robots militaires sont-ils contrôlés ? </text:p>
        </text:list-item>
        <text:list-item>
          <text:p text:style-name="P6">Quels sont les impacts de l’obsolescence programmée dans la société ? </text:p>
        </text:list-item>
        <text:list-item>
          <text:p text:style-name="P6">Comment le machine learning a-t-il révolutionné le domaine du médical </text:p>
        </text:list-item>
        <text:list-item>
          <text:p text:style-name="P6">En quoi les IA et les robots ont-ils permit une hausse de production dans les entreprises ? </text:p>
        </text:list-item>
        <text:list-item>
          <text:p text:style-name="P6">Comment l’informatique permet d’améliorer l’aide humanitaire? </text:p>
        </text:list-item>
        <text:list-item>
          <text:p text:style-name="P6">En quoi les programmes écrits en langage en python permettent-ils d’effectuer des calculs scientifiques complexes ? </text:p>
        </text:list-item>
        <text:list-item>
          <text:p text:style-name="P6">En quoi les bases de données permettent la recherche d’information ? </text:p>
        </text:list-item>
        <text:list-item>
          <text:p text:style-name="P6">En quoi la cryptographie peut-elle optimiser la sécurisation des informations confidentielles? </text:p>
        </text:list-item>
        <text:list-item>
          <text:p text:style-name="P6">Par quelles mesures la technologie Blockchain va t-elle remplacer les transactions classique </text:p>
        </text:list-item>
        <text:list-item>
          <text:p text:style-name="P6">En quoi la miniaturisation a permis l’évolution des ordinateurs ? </text:p>
        </text:list-item>
        <text:list-item>
          <text:p text:style-name="P6">Quels sont les impacts de l’avancée des systèmes informatiques sur les emplois ? </text:p>
        </text:list-item>
        <text:list-item>
          <text:p text:style-name="P6">En quoi les bases de données ont permis une évolution de l’organisation du travail ? </text:p>
        </text:list-item>
        <text:list-item>
          <text:p text:style-name="P6">En quoi les nouvelles technologies ont impactés l’engagement politique ? </text:p>
        </text:list-item>
        <text:list-item>
          <text:p text:style-name="P6">De quelle manière sont cryptées les données informatiques ? </text:p>
        </text:list-item>
        <text:list-item>
          <text:p text:style-name="P6">Quel est le role de l’informatique dans la sécurité intérieure ? </text:p>
        </text:list-item>
        <text:list-item>
          <text:p text:style-name="P6">En quoi les bases de données sont-elles importantes dans la prise de décision ? </text:p>
        </text:list-item>
        <text:list-item>
          <text:p text:style-name="P6">Comment améliorer ses performances sportive grâce à l’informatique ? </text:p>
        </text:list-item>
        <text:list-item>
          <text:p text:style-name="P6">La 5G: quels sont ses avantages et ses inconvénients ? </text:p>
        </text:list-item>
        <text:list-item>
          <text:p text:style-name="P6">Comment fonctionne un logiciel de modélisation tridimentionnelle ? </text:p>
        </text:list-item>
        <text:list-item>
          <text:p text:style-name="P1">Quel impact les IA ont elles eu dans le monde des échecs ? </text:p>
        </text:list-item>
      </text:list>
      <text:list xml:id="list3729860814" text:style-name="L2">
        <text:list-item>
          <text:p text:style-name="P7">Quels sont les impacts et la dangerosité des bugs dans notre société ? </text:p>
        </text:list-item>
        <text:list-item>
          <text:p text:style-name="P7">Comment un ordinateur peut-il apprendre de ses erreurs et pourquoi ? </text:p>
        </text:list-item>
        <text:list-item>
          <text:p text:style-name="P7">En quoi la notion de récurrence intervient-elle dans l’élaboration et le fonctionnement d’un programme récursif </text:p>
        </text:list-item>
        <text:list-item>
          <text:p text:style-name="P7">Quelle est l’importance des graphes de nos jours ? </text:p>
        </text:list-item>
        <text:list-item>
          <text:p text:style-name="P7">En quoi le raisonnement par récurrence est-il utile en mathématiques et informatiques ? </text:p>
        </text:list-item>
        <text:list-item>
          <text:p text:style-name="P7">A quoi servent les bases de données ? </text:p>
        </text:list-item>
        <text:list-item>
          <text:p text:style-name="P7">Comment les bases de données ont-elles révolutionné notre quotidien ? </text:p>
        </text:list-item>
        <text:list-item>
          <text:p text:style-name="P7">Pourquoi chiffrer les communications ? </text:p>
        </text:list-item>
        <text:list-item>
          <text:p text:style-name="P7">Comment le cryptage nous permet-il d’utiliser les outils informatiques de manière sûre ? </text:p>
        </text:list-item>
        <text:list-item>
          <text:p text:style-name="P7">Quelles sont les différentes étapes pour parvenir à un site web complet ? </text:p>
        </text:list-item>
        <text:list-item>
          <text:p text:style-name="P7">Quels sont les impacts et la dangerosité des bugs dans notre société </text:p>
        </text:list-item>
        <text:list-item>
          <text:p text:style-name="P7">Comment les transactions des cryptomonnaies sont-elles sécurisés ? </text:p>
        </text:list-item>
        <text:list-item>
          <text:p text:style-name="P7">Comment calculer le coût d’exécution en temps d’un algorithme ? </text:p>
        </text:list-item>
        <text:list-item>
          <text:p text:style-name="P7">Quels sont les les enjeux du cyber espace et quel est le rôle de la cryptologie dans cette nouvelle plateforme ? </text:p>
        </text:list-item>
        <text:list-item>
          <text:p text:style-name="P2">Pourquoi utilise ton les nombres premiers dans l’algorithme RSA ? </text:p>
        </text:list-item>
      </text:list>
      <text:list xml:id="list2527511658" text:style-name="L3">
        <text:list-item>
          <text:p text:style-name="P3">Comment s’adapter à la cyberguerre ?</text:p>
        </text:list-item>
        <text:list-item>
          <text:p text:style-name="P3">Comment casser le chiffrement de Vigenère (Maths / NSI, l’élève en question y parle de chiffrement à clé puis pour la partie maths, introduit la notion d’indice de coïncidence d’un <text:soft-page-break/>texte et l’utilise pour expliquer comment trouver la longueur de la clé dans un chiffrement de Vigenère)</text:p>
        </text:list-item>
        <text:list-item>
          <text:p text:style-name="P3">Comment les cryptomonnaies sont-elles sécurisées ?</text:p>
        </text:list-item>
        <text:list-item>
          <text:p text:style-name="P3">Comment l’art de couper en deux permet-il de résoudre des problèmes en mathématiques et informatique (Maths/NSI, sujet autour de la dichotomie, parle de la recherche dichotomique, des algorithmes de dichotomie pour résoudre des équations en maths, voire des arbres binaires de recherche …)</text:p>
        </text:list-item>
        <text:list-item>
          <text:p text:style-name="P3">Les tours de Hanoï , entre récurrence et récursivité (Maths/NSI)</text:p>
        </text:list-item>
        <text:list-item>
          <text:p text:style-name="P3">Comment les caractères de nos claviers sont-ils encodés ?</text:p>
        </text:list-item>
        <text:list-item>
          <text:p text:style-name="P3">Deep Blue, un algorithme imbattable ? (parle d’IA et de bases de données)</text:p>
        </text:list-item>
        <text:list-item>
          <text:p text:style-name="P3">Que se cache-t-il derrière une page web ?</text:p>
        </text:list-item>
        <text:list-item>
          <text:p text:style-name="P3">La suite de Fibonacci, quels algorithmes pour calculer ses termes? (Maths/NSI)</text:p>
        </text:list-item>
        <text:list-item>
          <text:p text:style-name="P3">Comment les données peuvent elle aider les entreprises à se développer ?</text:p>
        </text:list-item>
        <text:list-item>
          <text:p text:style-name="P3">Comment les systèmes d’exploitation permettent de rendre aisée l’utilisation de notre ordinateur ?</text:p>
        </text:list-item>
      </text:list>
      <text:list xml:id="list1256681399" text:style-name="L4">
        <text:list-item>
          <text:p text:style-name="P8">Comment l’algèbre booléenne a-t-elle permis le développement de l’informatique ? </text:p>
        </text:list-item>
        <text:list-item>
          <text:p text:style-name="P8">Plusieurs questions autour de la cryptographie : un sujet axé sur le HTTPS, un sur l’authentification, un sur quelques grands principes de la crypto. </text:p>
        </text:list-item>
        <text:list-item>
          <text:p text:style-name="P8">Plusieurs questions autour des femmes en informatique : certains sujets avaient un axe historique d’autres plus sociologiques (plusieurs élèves ayant un profil SES-NSI) </text:p>
        </text:list-item>
        <text:list-item>
          <text:p text:style-name="P8">Récursivité et récurrence : similarités et différences. </text:p>
        </text:list-item>
        <text:list-item>
          <text:p text:style-name="P8">La sonde Perseverance et le binaire </text:p>
        </text:list-item>
        <text:list-item>
          <text:p text:style-name="P8">Bug de rover martien et système d’exploitation multitâche </text:p>
        </text:list-item>
        <text:list-item>
          <text:p text:style-name="P8">Encoder toutes les écritures du monde avec des 1 et des 0 </text:p>
        </text:list-item>
        <text:list-item>
          <text:p text:style-name="P4">Fonctionnement et enjeux des BDD </text:p>
        </text:list-item>
      </text:list>
      <text:list xml:id="list1016779160" text:style-name="L5">
        <text:list-item>
          <text:p text:style-name="P9">Combien de fois retrouve-t-on le mot « <text:span text:style-name="Emphasis">Harry</text:span> » dans la série de romans <text:span text:style-name="Emphasis">Harry Potter</text:span> ? </text:p>
        </text:list-item>
        <text:list-item>
          <text:p text:style-name="P9">Le bitcoin est-il une monnaie comme les autres ? (sujet SES-NSI) </text:p>
        </text:list-item>
        <text:list-item>
          <text:p text:style-name="P9">Comment Mathématiques et Informatiques imitent-elles la nature ? (sujet Math-NSI sur les fractales) </text:p>
        </text:list-item>
        <text:list-item>
          <text:p text:style-name="P9">Les risques de la mise en réseau des industries. (Sujet SI-NSI) </text:p>
        </text:list-item>
        <text:list-item>
          <text:p text:style-name="P9">Quels sont les enjeux démocratiques des NFT ? </text:p>
        </text:list-item>
        <text:list-item>
          <text:p text:style-name="P9">L’informatique, une prison dorée ? (ne cherchez pas de lien avec le programme, c’était un sujet fourre-tout avec assez peu de contenu) </text:p>
        </text:list-item>
        <text:list-item>
          <text:p text:style-name="P9">Comment stocker le code pénal sur un petit espace de stockage ? (codage de Huffmann) </text:p>
        </text:list-item>
        <text:list-item>
          <text:p text:style-name="P9">Comment Shazam fonctionne-t-il ? (sujet Math-NSI) </text:p>
        </text:list-item>
        <text:list-item>
          <text:p text:style-name="P5">Pourquoi le codage de Fibonacci est-il une méthode simple de compression des données ?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3T08:50:00.308000000</meta:creation-date>
    <dc:date>2022-02-23T08:51:18.563000000</dc:date>
    <meta:editing-duration>PT1M19S</meta:editing-duration>
    <meta:editing-cycles>1</meta:editing-cycles>
    <meta:document-statistic meta:table-count="0" meta:image-count="0" meta:object-count="0" meta:page-count="2" meta:paragraph-count="65" meta:word-count="867" meta:character-count="5259" meta:non-whitespace-character-count="4468"/>
    <meta:generator>LibreOffice/6.3.5.2$Windows_X86_64 LibreOffice_project/dd0751754f11728f69b42ee2af66670068624673</meta:generator>
  </office:meta>
</office:document-meta>
</file>